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office:automatic-styles>
  <office:body>
    <office:text>
      <text:p text:style-name="P1"><text:span text:style-name="T1">Four Wishes 31 Jan. 2026</text:span></text:p>
      <text:p text:style-name="Normal"/>
      <text:p text:style-name="Normal">Everything around was covered with mist.</text:p>
      <text:p text:style-name="Normal"> Before me sat a devil in a lotus pose.</text:p>
      <text:p text:style-name="Normal"/>
      <text:p text:style-name="Normal">It looked the way it is usually described in folklore.</text:p>
      <text:p text:style-name="Normal"> Was I dreaming, or merely seeing things? I wasn’t sure.</text:p>
      <text:p text:style-name="Normal"/>
      <text:p text:style-name="Normal">I could not remember if something had happened.</text:p>
      <text:p text:style-name="Normal"><text:tab/></text:p>
      <text:p text:style-name="Normal">It did not seem to want to speak, so it was me who began talking first. “Sir, what are you here for?”</text:p>
      <text:p text:style-name="Normal"> It directed its gaze at me. Then laughed. “Sir?” It asked, its voice evil and majestic. “There is not need to be so formal.”</text:p>
      <text:p text:style-name="Normal">“As you please,” indifferently, I replied.</text:p>
      <text:p text:style-name="Normal"/>
      <text:p text:style-name="Normal">“I’m Jin,” it explained then, “I am here to fulfill your four wishes.”</text:p>
      <text:p text:style-name="Normal"> “Four? Why not three?”</text:p>
      <text:p text:style-name="Normal"/>
      <text:p text:style-name="Normal">“It is a standard,” it said.</text:p>
      <text:p text:style-name="Normal"/>
      <text:p text:style-name="Normal">It made me realize something, almost immediately.</text:p>
      <text:p text:style-name="Normal"> One should not rely entirely on knowledge from folklore, even if it’s partially proven to be true.</text:p>
      <text:p text:style-name="Normal"/>
      <text:p text:style-name="Normal">In the end, it was us who came up with it. There was nothing more unreliable than other humans and their stories.</text:p>
      <text:p text:style-name="Normal"/>
      <text:p text:style-name="Normal">“Is it a dream?” It was the first thought that came to my mind, after all.</text:p>
      <text:p text:style-name="Normal"> “Do you wish to know it?”</text:p>
      <text:p text:style-name="Normal"/>
      <text:p text:style-name="Normal">It answered my two questions already, so why?</text:p>
      <text:p text:style-name="Normal"/>
      <text:p text:style-name="Normal">“Listen. Here’s my first wish: Answer all my queries honestly, without counting them as wishes.”</text:p>
      <text:p text:style-name="Normal"> “I’ll grant it,” it said.</text:p>
      <text:p text:style-name="Normal"/>
      <text:p text:style-name="Normal">So easy... I wondered if I could make it grant wishes themselves, not counting them as wishes either, so I could ask for as many things as I want... But there was no reason to do so.</text:p>
      <text:p text:style-name="Normal"/>
      <text:p text:style-name="Normal">“So... Is it a dream?” I asked.</text:p>
      <text:p text:style-name="Normal"> “It is, but I’m not a product of your imagination,” it replied, “I’m a visitor. An outsider.”</text:p>
      <text:p text:style-name="Normal"/>
      <text:p text:style-name="Normal">“Hard to believe I’ll get my wishes granted so easily. It has some price, does it not?”</text:p>
      <text:p text:style-name="Normal"> This time, it replied with a single word: “No.”</text:p>
      <text:p text:style-name="Normal"/>
      <text:p text:style-name="Normal">Well, all I asked was to reply honestly without lying, or that is how it could choose to understand what I said.</text:p>
      <text:p text:style-name="Normal"> Even if it couldn’t lie, it didn’t mean it wouldn’t deceive or mislead. All it was obliged to do was to conceal what it conceals openly, not concealing the fact of concealing itself.</text:p>
      <text:p text:style-name="Normal"/>
      <text:p text:style-name="Normal">Sounds like something I usually would do, huh?</text:p>
      <text:p text:style-name="Normal"/>
      <text:p text:style-name="Normal">At this point, though, it wouldn’t matter if it lied.</text:p>
      <text:p text:style-name="Normal"> If there was a lie, the lie could be everything.</text:p>
      <text:p text:style-name="Normal"/>
      <text:p text:style-name="Normal">Besides, it could be a simple dream too.</text:p>
      <text:p text:style-name="Normal"/>
      <text:p text:style-name="Normal">“Well then, is it a trap? Are there any consequences?”</text:p>
      <text:p text:style-name="Normal"> “No,” it said again.</text:p>
      <text:p text:style-name="Normal"/>
      <text:p text:style-name="Normal">“Limitations, then?”</text:p>
      <text:p text:style-name="Normal"> It said, “No.”</text:p>
      <text:p text:style-name="Normal"/>
      <text:p text:style-name="Normal">“Who’s going to interpret my wishes though?”</text:p>
      <text:p text:style-name="Normal"> “Me,” it replied.</text:p>
      <text:p text:style-name="Normal"/>
      <text:p text:style-name="Normal">“Then, my second wish: Fulfill my wishes the way I’d want you to.”</text:p>
      <text:p text:style-name="Normal"> “I’ll grant it,” it said.</text:p>
      <text:p text:style-name="Normal"/>
      <text:p text:style-name="Normal">I wondered if it could hear my thoughts, view my memories, inspect my mindset, beliefs and convictions...</text:p>
      <text:p text:style-name="Normal"> Could it be that it knew what I would ask for, that it gave me a fourth wish? Was it a devil’s blessing?</text:p>
      <text:p text:style-name="Normal"/>
      <text:p text:style-name="Normal">Well, it mattered not anyway.</text:p>
      <text:p text:style-name="Normal"/>
      <text:p text:style-name="Normal"/>
      <text:p text:style-name="Normal">What I said next was one of my fondest longings, something I always wanted but knew was impossible.</text:p>
      <text:p text:style-name="Normal"> I wasn’t sure what it would do, but it was nothing bad for sure.</text:p>
      <text:p text:style-name="Normal"/>
      <text:p text:style-name="Normal">I wanted to live without regrets, without pain and suffering, ignorance or privilege.</text:p>
      <text:p text:style-name="Normal"/>
      <text:p text:style-name="Normal">If it turned out to be impossible, if it was too bulk of a wish, or if the Jin couldn’t view my own interpretation of it, I’d perhaps ask for conditional immortality so I could achieve all I desired on my own.</text:p>
      <text:p text:style-name="Normal"> Though, the best choice would be to erase suffering of all kinds instead, or even life in general... But I simply didn’t want to.</text:p>
      <text:p text:style-name="Normal"/>
      <text:p text:style-name="Normal">And so, “My third wish is,” I said, “Make our world a good place to live in, something I wouldn’t have complaints about, no matter how much I’d live in it as one person or another, no matter the place and time.”</text:p>
      <text:p text:style-name="Normal"> It said, “I’ll grant it.”</text:p>
      <text:p text:style-name="Normal"/>
      <text:p text:style-name="Normal"/>
      <text:p text:style-name="Normal">“My fourth wish is to die as I want to,” I finally said, “Instantly and painlessly, without even realizing it. Of course, I want you to make me forget I wished for death, too.”</text:p>
      <text:p text:style-name="Normal"> “I’ll grant it,” it said again.</text:p>
      <text:p text:style-name="Normal"/>
      <text:p text:style-name="Normal">Then it stood up, and walked away, without saying another word.</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